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nux Libertine&quot;" svg:font-family="'&quot;Linux Libertin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226.15pt"/>
    </style:style>
    <style:style style:name="co3" style:family="table-column">
      <style:table-column-properties fo:break-before="auto" style:column-width="135.75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99.7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100.49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189.89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90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style:font-name="&quot;Linux Libertine&quot;" style:font-name-asian="&quot;Linux Libertine&quot;" style:font-name-complex="&quot;Linux Libertine&quot;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0" table:default-cell-style-name="ce1"/>
        <table:table-column table:style-name="co12" table:number-columns-repeated="998" table:default-cell-style-name="ce1"/>
        <table:table-row table:style-name="ro1">
          <table:table-cell office:value-type="string" calcext:value-type="string">
            <text:p>Notes: main aim is to keep ingredient list as short as possible to force more relations between foods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Keep Ingredients in unprepared state, no baked, no boiled, no fried. Instead add for example: Sunflower oil + Potato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Ingredient types should be limited as well, if a category is way too specific, keep it to others, for example: Yeast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Ingredient types so far: Beef, Vegetable, Dairy, Carbs, Vegetable, Meat other, Pork, Chicken, Fish, Herb, Spice, Oil, Alcohol, Fruit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/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Also Country of origin may be a region, however it should be a geological location to some degree. Preferably a country, since Country of origin is selected by flag in the app.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 table:number-rows-repeated="4">
          <table:table-cell/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 table:number-rows-repeated="2">
          <table:table-cell table:style-name="ce2" table:number-columns-repeated="6"/>
          <table:table-cell table:number-columns-repeated="7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 table:number-rows-repeated="3">
          <table:table-cell table:number-columns-repeated="13"/>
          <table:table-cell table:style-name="ce2" table:number-columns-repeated="13"/>
          <table:table-cell table:number-columns-repeated="998"/>
        </table:table-row>
        <table:table-row table:style-name="ro1">
          <table:table-cell table:number-columns-repeated="11"/>
          <table:table-cell office:value-type="string" calcext:value-type="string">
            <text:p>Recipe x has ingredient y</text:p>
          </table:table-cell>
          <table:table-cell/>
          <table:table-cell table:style-name="ce2"/>
          <table:table-cell office:value-type="string" calcext:value-type="string">
            <text:p>Recipe x has ingredient y</text:p>
          </table:table-cell>
          <table:table-cell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RecipeID</text:p>
          </table:table-cell>
          <table:table-cell table:style-name="ce2" office:value-type="string" calcext:value-type="string">
            <text:p>recipe_name</text:p>
          </table:table-cell>
          <table:table-cell table:style-name="ce2" office:value-type="string" calcext:value-type="string">
            <text:p>country_of_origin</text:p>
          </table:table-cell>
          <table:table-cell table:style-name="ce2" office:value-type="string" calcext:value-type="string">
            <text:p>color</text:p>
          </table:table-cell>
          <table:table-cell table:style-name="ce3"/>
          <table:table-cell/>
          <table:table-cell table:style-name="ce2" office:value-type="string" calcext:value-type="string">
            <text:p>IngredientID</text:p>
          </table:table-cell>
          <table:table-cell table:style-name="ce2" office:value-type="string" calcext:value-type="string">
            <text:p>ingredient_name</text:p>
          </table:table-cell>
          <table:table-cell table:style-name="ce2" office:value-type="string" calcext:value-type="string">
            <text:p>ingredient_type</text:p>
          </table:table-cell>
          <table:table-cell table:style-name="ce2" table:number-columns-repeated="2"/>
          <table:table-cell table:style-name="ce2" office:value-type="string" calcext:value-type="string">
            <text:p>recipe_name</text:p>
          </table:table-cell>
          <table:table-cell table:style-name="ce2" office:value-type="string" calcext:value-type="string">
            <text:p>ingredient_name</text:p>
          </table:table-cell>
          <table:table-cell table:style-name="ce2"/>
          <table:table-cell table:style-name="ce2" office:value-type="string" calcext:value-type="string">
            <text:p>recipe_name</text:p>
          </table:table-cell>
          <table:table-cell table:style-name="ce2" office:value-type="string" calcext:value-type="string">
            <text:p>ingredient_nam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sagna</text:p>
          </table:table-cell>
          <table:table-cell table:style-name="ce3" office:value-type="string" calcext:value-type="string">
            <text:p>Italy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ef mince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Potato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Beef min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Vegetable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Milk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aghetti Bolognese</text:p>
          </table:table-cell>
          <table:table-cell table:style-name="ce3" office:value-type="string" calcext:value-type="string">
            <text:p>Italy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Cheese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Butter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zza Margherita</text:p>
          </table:table-cell>
          <table:table-cell table:style-name="ce3" office:value-type="string" calcext:value-type="string">
            <text:p>Italy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sagna noodles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Bas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Great Britain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Flour</text:p>
          </table:table-cell>
          <table:table-cell table:style-name="ce2" office:value-type="string" calcext:value-type="string">
            <text:p>Carbs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Lasagna noodles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Faggots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Green </text:p>
          </table:table-cell>
          <table:table-cell table:style-name="ce3"/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Onion</text:p>
          </table:table-cell>
          <table:table-cell table:style-name="ce2" office:value-type="string" calcext:value-type="string">
            <text:p>Vegetable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Egg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Cottage pie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White</text:p>
          </table:table-cell>
          <table:table-cell table:style-name="ce3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mb mince</text:p>
          </table:table-cell>
          <table:table-cell table:style-name="ce3" office:value-type="string" calcext:value-type="string">
            <text:p>Other meat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anola oil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ish and chips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Yellow</text:p>
          </table:table-cell>
          <table:table-cell table:style-name="ce3"/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Potato</text:p>
          </table:table-cell>
          <table:table-cell table:style-name="ce2" office:value-type="string" calcext:value-type="string">
            <text:p>Carbs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Italian seasoning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hepherd’s pie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hite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Cod bits</text:p>
          </table:table-cell>
          <table:table-cell table:style-name="ce3" office:value-type="string" calcext:value-type="string">
            <text:p>Fish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arrot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xican Beef Stew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arlic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Red win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eef Bourguignon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rsley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Lamb mince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eef pozole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asil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Flour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Beef min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talian meatloaf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hyme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Oregan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Pink</text:p>
          </table:table-cell>
          <table:table-cell table:style-name="ce2"/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talian seasoning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hicken broth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Carro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Yellow</text:p>
          </table:table-cell>
          <table:table-cell table:style-name="ce2"/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Oregano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Worcestershire sauce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Orange</text:p>
          </table:table-cell>
          <table:table-cell table:style-name="ce2"/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Rosemary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White</text:p>
          </table:table-cell>
          <table:table-cell table:style-name="ce2"/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eef stock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Thyme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Beef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osemary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orn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Rosema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Green pea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Bac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aghetti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hili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gliatelle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eef stock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Spaghetti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utter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Olive oil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office:value-type="string" calcext:value-type="string">
            <text:p>Tagliatell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ême Fraîche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acon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shroom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eef steak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eef steak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Crême fraîch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alt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Beef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Olive Oil</text:p>
          </table:table-cell>
          <table:table-cell table:style-name="ce2" office:value-type="string" calcext:value-type="string">
            <text:p>Oil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uga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umin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Mushroom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ork shoulder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oriander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Beef stea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g liver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ocoa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Mustard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ork belly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innamon</text:p>
          </table:table-cell>
          <table:table-cell table:style-name="ce2"/>
          <table:table-cell table:style-name="ce3" office:value-type="string" calcext:value-type="string">
            <text:p>Beef Stroganoff</text:p>
          </table:table-cell>
          <table:table-cell table:style-name="ce3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readcrumb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loves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Olive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llspice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eer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eppe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Honey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eef fillet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Lime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Bas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White wine</text:p>
          </table:table-cell>
          <table:table-cell table:style-name="ce2" office:value-type="string" calcext:value-type="string">
            <text:p>Alcohol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Sour cream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uff pastry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lack beans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Suga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Egg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ay leaf</text:p>
          </table:table-cell>
          <table:table-cell table:style-name="ce2"/>
          <table:table-cell table:style-name="ce3" office:value-type="string" calcext:value-type="string">
            <text:p>Pizza Margherita</text:p>
          </table:table-cell>
          <table:table-cell table:style-name="ce3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Alcohol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ork should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unflower oil</text:p>
          </table:table-cell>
          <table:table-cell table:style-name="ce2" office:value-type="string" calcext:value-type="string">
            <text:p>Oil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Carrot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ig liv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elery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Celery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ork bell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Worcestershire sauce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Bac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ilk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Red wine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utmeg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eef steak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Breadcrumb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reen pea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Olive oil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Allspi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anola oil</text:p>
          </table:table-cell>
          <table:table-cell table:style-name="ce2" office:value-type="string" calcext:value-type="string">
            <text:p>Oil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Flour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Sag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hicken broth</text:p>
          </table:table-cell>
          <table:table-cell table:style-name="ce2" office:value-type="string" calcext:value-type="string">
            <text:p>Chicken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acon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Chili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hili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Mushroom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umin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epp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oriander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eef stock</text:p>
          </table:table-cell>
          <table:table-cell table:style-name="ce2"/>
          <table:table-cell table:style-name="ce3" office:value-type="string" calcext:value-type="string">
            <text:p>Faggots</text:p>
          </table:table-cell>
          <table:table-cell table:style-name="ce3" office:value-type="string" calcext:value-type="string">
            <text:p>Green pea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ocoa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Thyme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Mushroom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innamon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Potato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loves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Chives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Beef fille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Honey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Olive oil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Thym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Lime</text:p>
          </table:table-cell>
          <table:table-cell table:style-name="ce2" office:value-type="string" calcext:value-type="string">
            <text:p>Fruit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Beef steak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White win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our cream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Puff past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lack beans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Bay leaf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Egg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hives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Chili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Prosciut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Prawn</text:p>
          </table:table-cell>
          <table:table-cell table:style-name="ce2" office:value-type="string" calcext:value-type="string">
            <text:p>Fish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Be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Peanut</text:p>
          </table:table-cell>
          <table:table-cell table:style-name="ce2" office:value-type="string" calcext:value-type="string">
            <text:p>Nuts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Fish sauce</text:p>
          </table:table-cell>
          <table:table-cell table:style-name="ce2" office:value-type="string" calcext:value-type="string">
            <text:p>Fish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Oregano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Beef stock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Cod bits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ayene Peppe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Bay leaf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Pimiento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Hominy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Green pepper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Cabbage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Sunflower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horizo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Radish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Olive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aprika powde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Lim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Beef min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ulled chicken</text:p>
          </table:table-cell>
          <table:table-cell table:style-name="ce2" office:value-type="string" calcext:value-type="string">
            <text:p>Chicken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Coriander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Tortilla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Breadcrumb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Carro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Chees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Cele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Leek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Beef minc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Smoked sausage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rown beans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Pancetta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Vegetable stock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Red win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abbage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Egg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Beef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Beet root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Worcestershire sau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Dill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Prawn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Thym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3" calcext:value-type="float">
            <text:p>83</text:p>
          </table:table-cell>
          <table:table-cell table:style-name="Default" office:value-type="string" calcext:value-type="string">
            <text:p>Hominy</text:p>
          </table:table-cell>
          <table:table-cell table:style-name="Default" office:value-type="string" calcext:value-type="string">
            <text:p>Vegetable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Mint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7"/>
          <table:table-cell table:style-name="Default" table:number-columns-repeated="2"/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Coriander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Mil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7"/>
          <table:table-cell table:style-name="Default" table:number-columns-repeated="2"/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Lyche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Beansprout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Peanut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Nutmeg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Olive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oriz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Chili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Sugar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ili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Lime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Bay leaf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7"/>
          <table:table-cell table:style-name="Default" table:number-columns-repeated="2"/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Fish sauce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Potato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epp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icken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aprika powd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Sunflower oil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Egg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innam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Milk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imien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Butter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ulled chicke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Rice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Green pepper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Tortilla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Cele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Pimien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Smoked sausag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Sunflower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Cayenne Pepper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Brown beans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Conola oil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Vegetable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Lee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Paprika powder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Beef steak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Pepp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Pota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Crême fraîch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Carrot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Bac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Green pepper</text:p>
          </table:table-cell>
          <table:table-cell table:style-name="ce2"/>
          <table:table-cell table:style-name="Default" table:number-columns-repeated="2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Bread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Beef stock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Cabbage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Carrot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Beet root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Bay leaf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Tomato</text:p>
          </table:table-cell>
          <table:table-cell table:style-name="ce2"/>
          <table:table-cell table:style-name="Default" table:number-columns-repeated="2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Dill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Sour cream</text:p>
          </table:table-cell>
          <table:table-cell table:style-name="ce2" table:number-columns-repeated="13"/>
          <table:table-cell table:number-columns-repeated="998"/>
        </table:table-row>
        <table:table-row table:style-name="ro1" table:number-rows-repeated="85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nux Libertine&quot;" svg:font-family="'&quot;Linux Libertin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tarashi</meta:initial-creator>
    <meta:creation-date>2016-12-03T15:05:33Z</meta:creation-date>
    <dc:date>2016-12-05T16:00:26.543817271</dc:date>
    <meta:editing-duration>PT1H37M17S</meta:editing-duration>
    <meta:editing-cycles>3</meta:editing-cycles>
    <meta:document-statistic meta:table-count="1" meta:cell-count="836" meta:object-count="0"/>
  </office:meta>
</office:document-meta>
</file>